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064cm"/>
    </style:style>
    <style:style style:name="Table1.B" style:family="table-column">
      <style:table-column-properties style:column-width="15.53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064cm"/>
    </style:style>
    <style:style style:name="Table2.B" style:family="table-column">
      <style:table-column-properties style:column-width="15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5.53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2.064cm"/>
    </style:style>
    <style:style style:name="Table4.B" style:family="table-column">
      <style:table-column-properties style:column-width="15.53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5" style:family="table">
      <style:table-properties style:width="17.595cm" fo:margin-left="0cm" table:align="left"/>
    </style:style>
    <style:style style:name="Table5.A" style:family="table-column">
      <style:table-column-properties style:column-width="5.874cm"/>
    </style:style>
    <style:style style:name="Table5.B" style:family="table-column">
      <style:table-column-properties style:column-width="11.72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5cm" fo:margin-left="0cm" table:align="left"/>
    </style:style>
    <style:style style:name="Table6.A" style:family="table-column">
      <style:table-column-properties style:column-width="5.874cm"/>
    </style:style>
    <style:style style:name="Table6.B" style:family="table-column">
      <style:table-column-properties style:column-width="11.72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129cf" officeooo:paragraph-rsid="0013f44f"/>
    </style:style>
    <style:style style:name="P2" style:family="paragraph" style:parent-style-name="Text_20_body">
      <style:text-properties officeooo:rsid="0011f795" officeooo:paragraph-rsid="0011f795"/>
    </style:style>
    <style:style style:name="P3" style:family="paragraph" style:parent-style-name="Text_20_body">
      <style:text-properties officeooo:rsid="00148229" officeooo:paragraph-rsid="00148229"/>
    </style:style>
    <style:style style:name="P4" style:family="paragraph" style:parent-style-name="Text_20_body">
      <style:text-properties officeooo:rsid="001de650" officeooo:paragraph-rsid="001de650"/>
    </style:style>
    <style:style style:name="P5" style:family="paragraph" style:parent-style-name="Text_20_body">
      <style:text-properties officeooo:rsid="002024d5" officeooo:paragraph-rsid="002024d5"/>
    </style:style>
    <style:style style:name="P6" style:family="paragraph" style:parent-style-name="Text_20_body">
      <style:text-properties officeooo:rsid="002354d2" officeooo:paragraph-rsid="002354d2"/>
    </style:style>
    <style:style style:name="P7" style:family="paragraph" style:parent-style-name="Text_20_body">
      <style:text-properties officeooo:rsid="0023e8e1" officeooo:paragraph-rsid="0023e8e1"/>
    </style:style>
    <style:style style:name="P8" style:family="paragraph" style:parent-style-name="Text_20_body">
      <style:text-properties officeooo:rsid="0026ae56" officeooo:paragraph-rsid="0038ad50"/>
    </style:style>
    <style:style style:name="P9" style:family="paragraph" style:parent-style-name="Text_20_body">
      <style:text-properties officeooo:rsid="0026ae56" officeooo:paragraph-rsid="0039e0f4"/>
    </style:style>
    <style:style style:name="P10" style:family="paragraph" style:parent-style-name="Text_20_body">
      <style:text-properties officeooo:rsid="0033831f" officeooo:paragraph-rsid="0033831f"/>
    </style:style>
    <style:style style:name="P11" style:family="paragraph" style:parent-style-name="Text_20_body">
      <style:text-properties officeooo:rsid="003557d8" officeooo:paragraph-rsid="003557d8"/>
    </style:style>
    <style:style style:name="P12" style:family="paragraph" style:parent-style-name="Text_20_body">
      <style:text-properties officeooo:rsid="003e442a" officeooo:paragraph-rsid="003e442a"/>
    </style:style>
    <style:style style:name="P13" style:family="paragraph" style:parent-style-name="Text_20_body">
      <style:text-properties officeooo:rsid="003e442a" officeooo:paragraph-rsid="005bf54c"/>
    </style:style>
    <style:style style:name="P14" style:family="paragraph" style:parent-style-name="Text_20_body">
      <style:text-properties officeooo:rsid="00439a8a" officeooo:paragraph-rsid="00439a8a"/>
    </style:style>
    <style:style style:name="P15" style:family="paragraph" style:parent-style-name="Text_20_body">
      <style:text-properties officeooo:rsid="0043e7c2" officeooo:paragraph-rsid="0043e7c2"/>
    </style:style>
    <style:style style:name="P16" style:family="paragraph" style:parent-style-name="Text_20_body">
      <style:text-properties officeooo:rsid="00453d50" officeooo:paragraph-rsid="00453d50"/>
    </style:style>
    <style:style style:name="P17" style:family="paragraph" style:parent-style-name="Text_20_body">
      <style:text-properties officeooo:rsid="004aef0d" officeooo:paragraph-rsid="004aef0d"/>
    </style:style>
    <style:style style:name="P18" style:family="paragraph" style:parent-style-name="Text_20_body">
      <style:text-properties officeooo:rsid="004b1275" officeooo:paragraph-rsid="004b1275"/>
    </style:style>
    <style:style style:name="P19" style:family="paragraph" style:parent-style-name="Text_20_body">
      <style:text-properties officeooo:rsid="004b585f" officeooo:paragraph-rsid="004b585f"/>
    </style:style>
    <style:style style:name="P20" style:family="paragraph" style:parent-style-name="Text_20_body">
      <style:text-properties officeooo:rsid="004b585f" officeooo:paragraph-rsid="004d0fba"/>
    </style:style>
    <style:style style:name="P21" style:family="paragraph" style:parent-style-name="Text_20_body">
      <style:text-properties officeooo:paragraph-rsid="0046032a"/>
    </style:style>
    <style:style style:name="P22" style:family="paragraph" style:parent-style-name="Text_20_body">
      <style:text-properties officeooo:rsid="0059b55e" officeooo:paragraph-rsid="0059b55e"/>
    </style:style>
    <style:style style:name="P23" style:family="paragraph" style:parent-style-name="Text_20_body">
      <style:text-properties officeooo:rsid="0059fe9f" officeooo:paragraph-rsid="0059fe9f"/>
    </style:style>
    <style:style style:name="P24" style:family="paragraph" style:parent-style-name="Text_20_body">
      <style:text-properties officeooo:rsid="00642913" officeooo:paragraph-rsid="00642913"/>
    </style:style>
    <style:style style:name="P25" style:family="paragraph" style:parent-style-name="Text_20_body">
      <style:text-properties officeooo:rsid="00692963" officeooo:paragraph-rsid="00692963"/>
    </style:style>
    <style:style style:name="P26" style:family="paragraph" style:parent-style-name="Text_20_body">
      <style:text-properties officeooo:rsid="006a3451" officeooo:paragraph-rsid="006a3451"/>
    </style:style>
    <style:style style:name="P27" style:family="paragraph" style:parent-style-name="Text_20_body">
      <style:text-properties officeooo:rsid="006bdc6e" officeooo:paragraph-rsid="006bdc6e"/>
    </style:style>
    <style:style style:name="P28" style:family="paragraph" style:parent-style-name="Text_20_body">
      <style:text-properties officeooo:rsid="006dc17e" officeooo:paragraph-rsid="006dc17e"/>
    </style:style>
    <style:style style:name="P29" style:family="paragraph" style:parent-style-name="Text_20_body">
      <style:text-properties officeooo:rsid="006ce026" officeooo:paragraph-rsid="006ce026"/>
    </style:style>
    <style:style style:name="P30" style:family="paragraph" style:parent-style-name="Table_20_Contents">
      <style:text-properties officeooo:rsid="004b1275" officeooo:paragraph-rsid="004b1275"/>
    </style:style>
    <style:style style:name="P31" style:family="paragraph" style:parent-style-name="Table_20_Contents">
      <style:text-properties officeooo:rsid="004baa10" officeooo:paragraph-rsid="004baa10"/>
    </style:style>
    <style:style style:name="P32" style:family="paragraph" style:parent-style-name="Table_20_Contents">
      <style:text-properties officeooo:rsid="004cc469" officeooo:paragraph-rsid="004cc469"/>
    </style:style>
    <style:style style:name="P33" style:family="paragraph" style:parent-style-name="Table_20_Contents">
      <style:text-properties officeooo:rsid="004eb6fe" officeooo:paragraph-rsid="004eb6fe"/>
    </style:style>
    <style:style style:name="P34" style:family="paragraph" style:parent-style-name="Table_20_Contents">
      <style:text-properties officeooo:rsid="004eea86" officeooo:paragraph-rsid="004eea86"/>
    </style:style>
    <style:style style:name="P35" style:family="paragraph" style:parent-style-name="Table_20_Contents">
      <style:text-properties officeooo:rsid="00642913" officeooo:paragraph-rsid="00642913"/>
    </style:style>
    <style:style style:name="P36" style:family="paragraph" style:parent-style-name="Table_20_Contents">
      <style:text-properties officeooo:rsid="00642913" officeooo:paragraph-rsid="0064a1c8"/>
    </style:style>
    <style:style style:name="P37" style:family="paragraph" style:parent-style-name="Table_20_Contents">
      <style:text-properties officeooo:rsid="0064a1c8" officeooo:paragraph-rsid="0064a1c8"/>
    </style:style>
    <style:style style:name="P38" style:family="paragraph" style:parent-style-name="Table_20_Contents">
      <style:text-properties officeooo:rsid="0072577c" officeooo:paragraph-rsid="0072577c"/>
    </style:style>
    <style:style style:name="P39" style:family="paragraph" style:parent-style-name="Table_20_Contents">
      <style:text-properties fo:font-weight="bold" officeooo:rsid="006dc17e" officeooo:paragraph-rsid="006dc17e" style:font-weight-asian="bold" style:font-weight-complex="bold"/>
    </style:style>
    <style:style style:name="P40" style:family="paragraph" style:parent-style-name="Text_20_body">
      <style:text-properties officeooo:rsid="0087ab6f" officeooo:paragraph-rsid="0087ab6f"/>
    </style:style>
    <style:style style:name="P41" style:family="paragraph" style:parent-style-name="Text_20_body">
      <style:text-properties officeooo:rsid="00881134" officeooo:paragraph-rsid="00881134"/>
    </style:style>
    <style:style style:name="P42" style:family="paragraph" style:parent-style-name="Text_20_body">
      <style:text-properties officeooo:rsid="00881134" officeooo:paragraph-rsid="00881134" style:font-size-asian="10.5pt"/>
    </style:style>
    <style:style style:name="P43" style:family="paragraph" style:parent-style-name="Text_20_body">
      <style:text-properties officeooo:rsid="0026ae56" officeooo:paragraph-rsid="0039e0f4"/>
    </style:style>
    <style:style style:name="P44" style:family="paragraph" style:parent-style-name="Text_20_body">
      <style:text-properties officeooo:rsid="0023e8e1" officeooo:paragraph-rsid="0023e8e1"/>
    </style:style>
    <style:style style:name="P45" style:family="paragraph" style:parent-style-name="Text_20_body">
      <style:text-properties officeooo:rsid="004b1275" officeooo:paragraph-rsid="004b1275"/>
    </style:style>
    <style:style style:name="P46" style:family="paragraph" style:parent-style-name="Text_20_body">
      <style:text-properties officeooo:rsid="003e442a" officeooo:paragraph-rsid="005bf54c"/>
    </style:style>
    <style:style style:name="P47" style:family="paragraph" style:parent-style-name="Heading_20_1">
      <style:text-properties officeooo:paragraph-rsid="0087e2fb"/>
    </style:style>
    <style:style style:name="P48" style:family="paragraph" style:parent-style-name="Heading_20_1" style:list-style-name="">
      <style:text-properties officeooo:paragraph-rsid="0087e2fb"/>
    </style:style>
    <style:style style:name="P49" style:family="paragraph" style:parent-style-name="Heading_20_3">
      <style:text-properties officeooo:rsid="0046032a" officeooo:paragraph-rsid="0046032a"/>
    </style:style>
    <style:style style:name="P50" style:family="paragraph" style:parent-style-name="Heading_20_3">
      <style:text-properties officeooo:rsid="005acc3b" officeooo:paragraph-rsid="0055555d"/>
    </style:style>
    <style:style style:name="P51" style:family="paragraph" style:parent-style-name="Heading_20_3">
      <style:text-properties officeooo:rsid="00579e25" officeooo:paragraph-rsid="0055555d"/>
    </style:style>
    <style:style style:name="P5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4" style:family="paragraph" style:parent-style-name="Heading_20_4">
      <style:text-properties officeooo:paragraph-rsid="001c3d55"/>
    </style:style>
    <style:style style:name="P55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56" style:family="paragraph" style:parent-style-name="Contents_20_4">
      <style:paragraph-properties>
        <style:tab-stops>
          <style:tab-stop style:position="16.092cm" style:type="right" style:leader-style="dotted" style:leader-text="."/>
        </style:tab-stops>
      </style:paragraph-properties>
    </style:style>
    <style:style style:name="P57" style:family="paragraph" style:parent-style-name="Footer">
      <style:paragraph-properties fo:text-align="center" style:justify-single-word="false"/>
      <style:text-properties officeooo:rsid="00864ded" officeooo:paragraph-rsid="00864ded"/>
    </style:style>
    <style:style style:name="P58" style:family="paragraph" style:parent-style-name="Header">
      <style:text-properties officeooo:rsid="00864ded" officeooo:paragraph-rsid="00864ded"/>
    </style:style>
    <style:style style:name="T1" style:family="text">
      <style:text-properties officeooo:rsid="001721de"/>
    </style:style>
    <style:style style:name="T2" style:family="text">
      <style:text-properties officeooo:rsid="001c3d55"/>
    </style:style>
    <style:style style:name="T3" style:family="text">
      <style:text-properties officeooo:rsid="002839ba"/>
    </style:style>
    <style:style style:name="T4" style:family="text">
      <style:text-properties officeooo:rsid="00291ef1"/>
    </style:style>
    <style:style style:name="T5" style:family="text">
      <style:text-properties officeooo:rsid="002a11af"/>
    </style:style>
    <style:style style:name="T6" style:family="text">
      <style:text-properties officeooo:rsid="0036b213"/>
    </style:style>
    <style:style style:name="T7" style:family="text">
      <style:text-properties officeooo:rsid="0039e0f4"/>
    </style:style>
    <style:style style:name="T8" style:family="text">
      <style:text-properties officeooo:rsid="003e16da"/>
    </style:style>
    <style:style style:name="T9" style:family="text">
      <style:text-properties officeooo:rsid="003f0c14"/>
    </style:style>
    <style:style style:name="T10" style:family="text">
      <style:text-properties officeooo:rsid="00416bbe"/>
    </style:style>
    <style:style style:name="T11" style:family="text">
      <style:text-properties officeooo:rsid="0043ca8b"/>
    </style:style>
    <style:style style:name="T12" style:family="text">
      <style:text-properties officeooo:rsid="0046032a"/>
    </style:style>
    <style:style style:name="T13" style:family="text">
      <style:text-properties officeooo:rsid="00460db0"/>
    </style:style>
    <style:style style:name="T14" style:family="text">
      <style:text-properties officeooo:rsid="004fc435"/>
    </style:style>
    <style:style style:name="T15" style:family="text">
      <style:text-properties officeooo:rsid="0050b381"/>
    </style:style>
    <style:style style:name="T16" style:family="text">
      <style:text-properties officeooo:rsid="0059fe9f"/>
    </style:style>
    <style:style style:name="T17" style:family="text">
      <style:text-properties officeooo:rsid="005d895f"/>
    </style:style>
    <style:style style:name="T18" style:family="text">
      <style:text-properties officeooo:rsid="005f1db7"/>
    </style:style>
    <style:style style:name="T19" style:family="text">
      <style:text-properties officeooo:rsid="0060f614"/>
    </style:style>
    <style:style style:name="T20" style:family="text">
      <style:text-properties officeooo:rsid="0063cf8d"/>
    </style:style>
    <style:style style:name="T21" style:family="text">
      <style:text-properties officeooo:rsid="0064a1c8"/>
    </style:style>
    <style:style style:name="T22" style:family="text">
      <style:text-properties officeooo:rsid="0065ead1"/>
    </style:style>
    <style:style style:name="T23" style:family="text">
      <style:text-properties officeooo:rsid="006bdc6e"/>
    </style:style>
    <style:style style:name="T24" style:family="text">
      <style:text-properties officeooo:rsid="00707a5e"/>
    </style:style>
    <style:style style:name="T25" style:family="text">
      <style:text-properties officeooo:rsid="0076dabb"/>
    </style:style>
    <style:style style:name="T26" style:family="text">
      <style:text-properties officeooo:rsid="0078e3b5"/>
    </style:style>
    <style:style style:name="T27" style:family="text">
      <style:text-properties officeooo:rsid="007b44f7"/>
    </style:style>
    <style:style style:name="T28" style:family="text">
      <style:text-properties officeooo:rsid="008051e1"/>
    </style:style>
    <style:style style:name="T29" style:family="text">
      <style:text-properties officeooo:rsid="0082243e"/>
    </style:style>
    <style:style style:name="T30" style:family="text">
      <style:text-properties officeooo:rsid="00834b58"/>
    </style:style>
    <style:style style:name="T31" style:family="text">
      <style:text-properties officeooo:rsid="0087e2fb"/>
    </style:style>
    <style:style style:name="T32" style:family="text">
      <style:text-properties officeooo:rsid="008f54f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2"><text:a xlink:type="simple" xlink:href="#__RefHeading___Toc164_2717835438" text:style-name="Index_20_Link" text:visited-style-name="Index_20_Link">1 Ordered tape to CBM content<text:tab/>2</text:a></text:p>
          <text:p text:style-name="P53"><text:a xlink:type="simple" xlink:href="#__RefHeading___Toc166_2717835438" text:style-name="Index_20_Link" text:visited-style-name="Index_20_Link">1.1 Header data block<text:tab/>3</text:a></text:p>
          <text:p text:style-name="P55"><text:a xlink:type="simple" xlink:href="#__RefHeading___Toc32_2717835438" text:style-name="Index_20_Link" text:visited-style-name="Index_20_Link">1.1.1 Synchronization<text:tab/>3</text:a></text:p>
          <text:p text:style-name="P55"><text:a xlink:type="simple" xlink:href="#__RefHeading___Toc168_2717835438" text:style-name="Index_20_Link" text:visited-style-name="Index_20_Link">1.1.2 Header data<text:tab/>3</text:a></text:p>
          <text:p text:style-name="P53"><text:a xlink:type="simple" xlink:href="#__RefHeading___Toc170_2717835438" text:style-name="Index_20_Link" text:visited-style-name="Index_20_Link">1.2 Content data block(-s)<text:tab/>3</text:a></text:p>
          <text:p text:style-name="P55"><text:a xlink:type="simple" xlink:href="#__RefHeading___Toc172_2717835438" text:style-name="Index_20_Link" text:visited-style-name="Index_20_Link">1.2.1 Synchronization<text:tab/>3</text:a></text:p>
          <text:p text:style-name="P55"><text:a xlink:type="simple" xlink:href="#__RefHeading___Toc174_2717835438" text:style-name="Index_20_Link" text:visited-style-name="Index_20_Link">1.2.2 Content data<text:tab/>3</text:a></text:p>
          <text:p text:style-name="P52"><text:a xlink:type="simple" xlink:href="#__RefHeading___Toc176_2717835438" text:style-name="Index_20_Link" text:visited-style-name="Index_20_Link">2 Repeatedly used<text:tab/>4</text:a></text:p>
          <text:p text:style-name="P53"><text:a xlink:type="simple" xlink:href="#__RefHeading___Toc38_2717835438" text:style-name="Index_20_Link" text:visited-style-name="Index_20_Link">2.1 Synchronization<text:tab/>4</text:a></text:p>
          <text:p text:style-name="P53"><text:a xlink:type="simple" xlink:href="#__RefHeading___Toc186_2717835438" text:style-name="Index_20_Link" text:visited-style-name="Index_20_Link">2.2 Data following synchronization<text:tab/>4</text:a></text:p>
          <text:p text:style-name="P55"><text:a xlink:type="simple" xlink:href="#__RefHeading___Toc188_2717835438" text:style-name="Index_20_Link" text:visited-style-name="Index_20_Link">2.2.1 1st data transmit<text:tab/>4</text:a></text:p>
          <text:p text:style-name="P56"><text:a xlink:type="simple" xlink:href="#__RefHeading___Toc279_2717835438" text:style-name="Index_20_Link" text:visited-style-name="Index_20_Link">2.2.1.1 1st countdown sequence<text:tab/>4</text:a></text:p>
          <text:p text:style-name="P56"><text:a xlink:type="simple" xlink:href="#__RefHeading___Toc281_2717835438" text:style-name="Index_20_Link" text:visited-style-name="Index_20_Link">2.2.1.2 Data<text:tab/>4</text:a></text:p>
          <text:p text:style-name="P56"><text:a xlink:type="simple" xlink:href="#__RefHeading___Toc283_2717835438" text:style-name="Index_20_Link" text:visited-style-name="Index_20_Link">2.2.1.3 Transmit block gap<text:tab/>4</text:a></text:p>
          <text:p text:style-name="P55"><text:a xlink:type="simple" xlink:href="#__RefHeading___Toc190_2717835438" text:style-name="Index_20_Link" text:visited-style-name="Index_20_Link">2.2.2 2nd data transmit<text:tab/>4</text:a></text:p>
          <text:p text:style-name="P56"><text:a xlink:type="simple" xlink:href="#__RefHeading___Toc285_2717835438" text:style-name="Index_20_Link" text:visited-style-name="Index_20_Link">2.2.2.1 2nd countdown sequence<text:tab/>4</text:a></text:p>
          <text:p text:style-name="P56"><text:a xlink:type="simple" xlink:href="#__RefHeading___Toc287_2717835438" text:style-name="Index_20_Link" text:visited-style-name="Index_20_Link">2.2.2.2 Data<text:tab/>4</text:a></text:p>
          <text:p text:style-name="P56"><text:a xlink:type="simple" xlink:href="#__RefHeading___Toc289_2717835438" text:style-name="Index_20_Link" text:visited-style-name="Index_20_Link">2.2.2.3 Transmit block gap<text:tab/>4</text:a></text:p>
          <text:p text:style-name="P53"><text:a xlink:type="simple" xlink:href="#__RefHeading___Toc205_2717835438" text:style-name="Index_20_Link" text:visited-style-name="Index_20_Link">2.3 Data<text:tab/>5</text:a></text:p>
          <text:p text:style-name="P55"><text:a xlink:type="simple" xlink:href="#__RefHeading___Toc291_2717835438" text:style-name="Index_20_Link" text:visited-style-name="Index_20_Link">2.3.1 Payload<text:tab/>5</text:a></text:p>
          <text:p text:style-name="P55"><text:a xlink:type="simple" xlink:href="#__RefHeading___Toc293_2717835438" text:style-name="Index_20_Link" text:visited-style-name="Index_20_Link">2.3.2 Checksum<text:tab/>5</text:a></text:p>
          <text:p text:style-name="P55"><text:a xlink:type="simple" xlink:href="#__RefHeading___Toc1165_2717835438" text:style-name="Index_20_Link" text:visited-style-name="Index_20_Link">2.3.3 Optional end-of-data marker<text:tab/>5</text:a></text:p>
          <text:p text:style-name="P53"><text:a xlink:type="simple" xlink:href="#__RefHeading___Toc240_2717835438" text:style-name="Index_20_Link" text:visited-style-name="Index_20_Link">2.4 Transmit block gap<text:tab/>5</text:a></text:p>
          <text:p text:style-name="P53"><text:a xlink:type="simple" xlink:href="#__RefHeading___Toc386_2717835438" text:style-name="Index_20_Link" text:visited-style-name="Index_20_Link">2.5 Header payload<text:tab/>5</text:a></text:p>
          <text:p text:style-name="P55"><text:a xlink:type="simple" xlink:href="#__RefHeading___Toc1167_2717835438" text:style-name="Index_20_Link" text:visited-style-name="Index_20_Link">2.5.1 File type<text:tab/>5</text:a></text:p>
          <text:p text:style-name="P55"><text:a xlink:type="simple" xlink:href="#__RefHeading___Toc513_2717835438" text:style-name="Index_20_Link" text:visited-style-name="Index_20_Link">2.5.2 Destination infos<text:tab/>6</text:a></text:p>
          <text:p text:style-name="P55"><text:a xlink:type="simple" xlink:href="#__RefHeading___Toc515_2717835438" text:style-name="Index_20_Link" text:visited-style-name="Index_20_Link">2.5.3 File name<text:tab/>6</text:a></text:p>
          <text:p text:style-name="P55"><text:a xlink:type="simple" xlink:href="#__RefHeading___Toc517_2717835438" text:style-name="Index_20_Link" text:visited-style-name="Index_20_Link">2.5.4 Additional bytes<text:tab/>6</text:a></text:p>
          <text:p text:style-name="P53"><text:a xlink:type="simple" xlink:href="#__RefHeading___Toc384_2717835438" text:style-name="Index_20_Link" text:visited-style-name="Index_20_Link">2.6 Content payload<text:tab/>6</text:a></text:p>
          <text:p text:style-name="P53"><text:a xlink:type="simple" xlink:href="#__RefHeading___Toc1635_1408078824" text:style-name="Index_20_Link" text:visited-style-name="Index_20_Link">2.7 Byte<text:tab/>6</text:a></text:p>
          <text:p text:style-name="P55"><text:a xlink:type="simple" xlink:href="#__RefHeading___Toc1285_1408078824" text:style-name="Index_20_Link" text:visited-style-name="Index_20_Link">2.7.1 Marker<text:tab/>6</text:a></text:p>
          <text:p text:style-name="P55"><text:a xlink:type="simple" xlink:href="#__RefHeading___Toc1323_1408078824" text:style-name="Index_20_Link" text:visited-style-name="Index_20_Link">2.7.2 Payload bits<text:tab/>6</text:a></text:p>
          <text:p text:style-name="P55"><text:a xlink:type="simple" xlink:href="#__RefHeading___Toc1637_1408078824" text:style-name="Index_20_Link" text:visited-style-name="Index_20_Link">2.7.3 Parity bit<text:tab/>6</text:a></text:p>
          <text:p text:style-name="P53"><text:a xlink:type="simple" xlink:href="#__RefHeading___Toc1639_1408078824" text:style-name="Index_20_Link" text:visited-style-name="Index_20_Link">2.8 Symbols<text:tab/>7</text:a></text:p>
          <text:p text:style-name="P53"><text:a xlink:type="simple" xlink:href="#__RefHeading___Toc1369_1408078824" text:style-name="Index_20_Link" text:visited-style-name="Index_20_Link">2.9 Pulses<text:tab/>7</text:a></text:p>
          <text:p text:style-name="P52"><text:a xlink:type="simple" xlink:href="#__RefHeading___Toc547_2717835438" text:style-name="Index_20_Link" text:visited-style-name="Index_20_Link">3 Sources<text:tab/>7</text:a></text:p>
        </text:index-body>
      </text:table-of-content>
      <text:h text:style-name="P48" text:outline-level="1"><text:soft-page-break/></text:h>
      <text:h text:style-name="P47" text:outline-level="1"><text:bookmark-start text:name="__RefHeading___Toc164_2717835438"/>Ordered tape to CBM content<text:bookmark-end text:name="__RefHeading___Toc164_2717835438"/></text:h>
      <text:p text:style-name="P40">This document <text:span text:style-name="T31">contains</text:span> the ordered tape / datassette to Commodore computer transfer content.</text:p>
      <text:p text:style-name="P40">Explanations about all the stuff sent to the Commodore computer is also <text:span text:style-name="T31">included.</text:span></text:p>
      <text:p text:style-name="P41">I created and used this document to <text:span text:style-name="T32">successfully </text:span>implement a (partial) datassette simulator running on a Raspberry Pi that is connected via its GPIO pins to a Commodore computer (e.g a CBM / PET, C64, VIC20, etc.).</text:p>
      <text:p text:style-name="P41">Find out more about the project at my website:</text:p>
      <text:p text:style-name="P42"><text:a xlink:type="simple" xlink:href="http://rhinodevel.com/" office:name="RhinoDevel website" office:target-frame-name="_blank" xlink:show="new" text:style-name="Internet_20_link" text:visited-style-name="Visited_20_Internet_20_Link">http://rhinodevel.com/</text:a></text:p>
      <text:p text:style-name="P41">Or directly at my Github account:</text:p>
      <text:p text:style-name="P41"><text:a xlink:type="simple" xlink:href="https://github.com/RhinoDevel" text:style-name="Internet_20_link" text:visited-style-name="Visited_20_Internet_20_Link">https://github.com/RhinoDevel</text:a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Heading_20_2" text:outline-level="2"><text:bookmark-start text:name="__RefHeading___Toc166_2717835438"/><text:soft-page-break/>Header data block<text:bookmark-end text:name="__RefHeading___Toc166_2717835438"/></text:h>
      <text:h text:style-name="Heading_20_3" text:outline-level="3"><text:bookmark-start text:name="__RefHeading___Toc32_2717835438"/>Synchronization<text:bookmark-end text:name="__RefHeading___Toc32_2717835438"/></text:h>
      <text:p text:style-name="P3">See <text:bookmark-ref text:reference-format="chapter" text:ref-name="__RefHeading___Toc38_2717835438">2.1</text:bookmark-ref>.</text:p>
      <text:h text:style-name="Heading_20_3" text:outline-level="3"><text:bookmark-start text:name="__RefHeading___Toc168_2717835438"/>Header data<text:bookmark-end text:name="__RefHeading___Toc168_2717835438"/></text:h>
      <text:p text:style-name="P8">See <text:bookmark-ref text:reference-format="chapter" text:ref-name="__RefHeading___Toc186_2717835438">2.2</text:bookmark-ref>.</text:p>
      <text:p text:style-name="P8"><text:span text:style-name="T6">T</text:span>he <text:span text:style-name="T4">header’s </text:span>data payload (also see <text:bookmark-ref text:reference-format="chapter" text:ref-name="__RefHeading___Toc291_2717835438">2.3.1</text:bookmark-ref><text:s/><text:span text:style-name="T15">for general informations</text:span>) description <text:span text:style-name="T3">is found at </text:span><text:span text:style-name="T3"><text:bookmark-ref text:reference-format="chapter" text:ref-name="__RefHeading___Toc386_2717835438">2.5</text:bookmark-ref></text:span><text:span text:style-name="T3">.</text:span></text:p>
      <text:h text:style-name="Heading_20_2" text:outline-level="2"><text:bookmark-start text:name="__RefHeading___Toc170_2717835438"/>Content data block(-s)<text:bookmark-end text:name="__RefHeading___Toc170_2717835438"/></text:h>
      <text:h text:style-name="Heading_20_3" text:outline-level="3"><text:bookmark-start text:name="__RefHeading___Toc172_2717835438"/>Synchronization<text:bookmark-end text:name="__RefHeading___Toc172_2717835438"/></text:h>
      <text:p text:style-name="P2">See <text:bookmark-ref text:reference-format="chapter" text:ref-name="__RefHeading___Toc38_2717835438">2.1</text:bookmark-ref>.</text:p>
      <text:h text:style-name="Heading_20_3" text:outline-level="3"><text:bookmark-start text:name="__RefHeading___Toc174_2717835438"/>Content data<text:bookmark-end text:name="__RefHeading___Toc174_2717835438"/></text:h>
      <text:p text:style-name="P9">See <text:bookmark-ref text:reference-format="chapter" text:ref-name="__RefHeading___Toc186_2717835438">2.2</text:bookmark-ref>.</text:p>
      <text:p text:style-name="P9"><text:span text:style-name="T7">T</text:span>he <text:span text:style-name="T5">content’s </text:span>data payload (also see <text:bookmark-ref text:reference-format="chapter" text:ref-name="__RefHeading___Toc291_2717835438">2.3.1</text:bookmark-ref><text:s/><text:span text:style-name="T15">for general informations</text:span>) description <text:span text:style-name="T3">is found at </text:span><text:span text:style-name="T3"><text:bookmark-ref text:reference-format="chapter" text:ref-name="__RefHeading___Toc384_2717835438">2.6</text:bookmark-ref></text:span><text:span text:style-name="T3">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1" text:outline-level="1"><text:bookmark-start text:name="__RefHeading___Toc176_2717835438"/><text:soft-page-break/>Repeatedly used<text:bookmark-end text:name="__RefHeading___Toc176_2717835438"/></text:h>
      <text:h text:style-name="Heading_20_2" text:outline-level="2"><text:bookmark-start text:name="__RefHeading___Toc38_2717835438"/>Synchroni<text:span text:style-name="T1">z</text:span>ation<text:bookmark-end text:name="__RefHeading___Toc38_2717835438"/></text:h>
      <text:p text:style-name="P1">Sequence of short pulses (~1500 should be OK).</text:p>
      <text:h text:style-name="Heading_20_2" text:outline-level="2"><text:bookmark-start text:name="__RefHeading___Toc186_2717835438"/>Data <text:span text:style-name="T25">following synchronization</text:span><text:bookmark-end text:name="__RefHeading___Toc186_2717835438"/></text:h>
      <text:h text:style-name="Heading_20_3" text:outline-level="3"><text:bookmark-start text:name="__RefHeading___Toc188_2717835438"/>1st data transmit<text:bookmark-end text:name="__RefHeading___Toc188_2717835438"/></text:h>
      <text:h text:style-name="Heading_20_4" text:outline-level="4"><text:bookmark-start text:name="__RefHeading___Toc279_2717835438"/>1st countdown sequence<text:bookmark-end text:name="__RefHeading___Toc279_2717835438"/></text:h>
      <text:p text:style-name="P4">9 bytes, <text:span text:style-name="T30">$</text:span>89 to <text:span text:style-name="T30">$</text:span>81.</text:p>
      <text:h text:style-name="Heading_20_4" text:outline-level="4"><text:bookmark-start text:name="__RefHeading___Toc281_2717835438"/>Data<text:bookmark-end text:name="__RefHeading___Toc281_2717835438"/></text:h>
      <text:p text:style-name="P5">See <text:bookmark-ref text:reference-format="chapter" text:ref-name="__RefHeading___Toc205_2717835438">2.3</text:bookmark-ref>.</text:p>
      <text:h text:style-name="Heading_20_4" text:outline-level="4"><text:bookmark-start text:name="__RefHeading___Toc283_2717835438"/>Transmit block gap<text:bookmark-end text:name="__RefHeading___Toc283_2717835438"/></text:h>
      <text:p text:style-name="P7">See <text:bookmark-ref text:reference-format="chapter" text:ref-name="__RefHeading___Toc240_2717835438">2.4</text:bookmark-ref>.</text:p>
      <text:h text:style-name="Heading_20_3" text:outline-level="3"><text:bookmark-start text:name="__RefHeading___Toc190_2717835438"/>2nd data transmit<text:bookmark-end text:name="__RefHeading___Toc190_2717835438"/></text:h>
      <text:h text:style-name="P54" text:outline-level="4"><text:bookmark-start text:name="__RefHeading___Toc285_2717835438"/><text:span text:style-name="T2">2nd</text:span> countdown sequence<text:bookmark-end text:name="__RefHeading___Toc285_2717835438"/></text:h>
      <text:p text:style-name="P4">9 bytes, 9 to 1.</text:p>
      <text:h text:style-name="P54" text:outline-level="4"><text:bookmark-start text:name="__RefHeading___Toc287_2717835438"/>Data<text:bookmark-end text:name="__RefHeading___Toc287_2717835438"/></text:h>
      <text:p text:style-name="P5">See <text:bookmark-ref text:reference-format="chapter" text:ref-name="__RefHeading___Toc205_2717835438">2.3</text:bookmark-ref>.</text:p>
      <text:h text:style-name="P54" text:outline-level="4"><text:bookmark-start text:name="__RefHeading___Toc289_2717835438"/>Transmit block gap<text:bookmark-end text:name="__RefHeading___Toc289_2717835438"/></text:h>
      <text:p text:style-name="P7">See <text:bookmark-ref text:reference-format="chapter" text:ref-name="__RefHeading___Toc240_2717835438">2.4</text:bookmark-ref>.</text:p>
      <text:p text:style-name="P7"/>
      <text:p text:style-name="P7"/>
      <text:h text:style-name="Heading_20_2" text:outline-level="2"><text:bookmark-start text:name="__RefHeading___Toc205_2717835438"/><text:soft-page-break/>Data<text:bookmark-end text:name="__RefHeading___Toc205_2717835438"/></text:h>
      <text:h text:style-name="Heading_20_3" text:outline-level="3"><text:bookmark-start text:name="__RefHeading___Toc291_2717835438"/>Payload<text:bookmark-end text:name="__RefHeading___Toc291_2717835438"/></text:h>
      <text:h text:style-name="Heading_20_3" text:outline-level="3"><text:bookmark-start text:name="__RefHeading___Toc293_2717835438"/>Checksum<text:bookmark-end text:name="__RefHeading___Toc293_2717835438"/></text:h>
      <text:p text:style-name="P12">1 byte, <text:span text:style-name="T9">holding</text:span> XOR of <text:span text:style-name="T10">0 and </text:span>all payload bytes <text:span text:style-name="T19">(0 XOR byte0 XOR byte1 XOR byte2 ...).</text:span></text:p>
      <text:h text:style-name="Heading_20_3" text:outline-level="3"><text:bookmark-start text:name="__RefHeading___Toc1165_2717835438"/>Optional end-of-data marker<text:bookmark-end text:name="__RefHeading___Toc1165_2717835438"/></text:h>
      <text:p text:style-name="P14">One long pulse, followed by one <text:span text:style-name="T11">short pulse.</text:span></text:p>
      <text:p text:style-name="P15">More recent Kernals seem to add this.</text:p>
      <text:h text:style-name="Heading_20_2" text:outline-level="2"><text:bookmark-start text:name="__RefHeading___Toc240_2717835438"/>Transmit block gap<text:bookmark-end text:name="__RefHeading___Toc240_2717835438"/></text:h>
      <text:p text:style-name="P6">One long pulse,</text:p>
      <text:p text:style-name="P6">followed by a sequence of short pulses (60 should be OK).</text:p>
      <text:h text:style-name="Heading_20_2" text:outline-level="2"><text:bookmark-start text:name="__RefHeading___Toc386_2717835438"/>Header payload<text:bookmark-end text:name="__RefHeading___Toc386_2717835438"/></text:h>
      <text:p text:style-name="P16"><text:span text:style-name="T13">At least t</text:span>he C64 always loads the <text:span text:style-name="T12">additional bytes (see </text:span><text:span text:style-name="T12"><text:bookmark-ref text:reference-format="chapter" text:ref-name="__RefHeading___Toc517_2717835438">2.5.4</text:bookmark-ref></text:span><text:span text:style-name="T12">)</text:span> into the tape buffer at $033C.</text:p>
      <text:p text:style-name="P16"><text:span text:style-name="T13">T</text:span>he C64 will ignore the start address, if the file type is a relocatable program and will always use $0801 as start address <text:span text:style-name="T13">(other machines may also do this with their equivalent fixed destination address).</text:span></text:p>
      <text:p text:style-name="P10">See <text:bookmark-ref text:reference-format="chapter" text:ref-name="__RefHeading___Toc291_2717835438">2.3.1</text:bookmark-ref><text:s/><text:span text:style-name="T8">for its use.</text:span></text:p>
      <text:h text:style-name="Heading_20_3" text:outline-level="3"><text:bookmark-start text:name="__RefHeading___Toc1167_2717835438"/>File type<text:bookmark-end text:name="__RefHeading___Toc1167_2717835438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$01</text:p>
          </table:table-cell>
          <table:table-cell table:style-name="Table1.B1" office:value-type="string">
            <text:p text:style-name="P30">Relocatable program.</text:p>
          </table:table-cell>
        </table:table-row>
        <table:table-row>
          <table:table-cell table:style-name="Table1.A2" office:value-type="string">
            <text:p text:style-name="P30">$02</text:p>
          </table:table-cell>
          <table:table-cell table:style-name="Table1.B2" office:value-type="string">
            <text:p text:style-name="P30">Data block for SEQ file.</text:p>
          </table:table-cell>
        </table:table-row>
        <table:table-row>
          <table:table-cell table:style-name="Table1.A2" office:value-type="string">
            <text:p text:style-name="P30">$03</text:p>
          </table:table-cell>
          <table:table-cell table:style-name="Table1.B2" office:value-type="string">
            <text:p text:style-name="P30">Non-relocatable program.</text:p>
          </table:table-cell>
        </table:table-row>
        <table:table-row>
          <table:table-cell table:style-name="Table1.A2" office:value-type="string">
            <text:p text:style-name="P30">$04</text:p>
          </table:table-cell>
          <table:table-cell table:style-name="Table1.B2" office:value-type="string">
            <text:p text:style-name="P30">SEQ file header.</text:p>
          </table:table-cell>
        </table:table-row>
        <table:table-row>
          <table:table-cell table:style-name="Table1.A2" office:value-type="string">
            <text:p text:style-name="P30">$05</text:p>
          </table:table-cell>
          <table:table-cell table:style-name="Table1.B2" office:value-type="string">
            <text:p text:style-name="P30">End-of-tape marker.</text:p>
          </table:table-cell>
        </table:table-row>
      </table:table>
      <text:p text:style-name="P18"/>
      <text:p text:style-name="P18"/>
      <text:p text:style-name="P18"/>
      <text:h text:style-name="Heading_20_3" text:outline-level="3"><text:bookmark-start text:name="__RefHeading___Toc513_2717835438"/><text:soft-page-break/>Destination infos<text:bookmark-end text:name="__RefHeading___Toc513_2717835438"/></text:h>
      <text:p text:style-name="P19">None, if file type (see <text:bookmark-ref text:reference-format="chapter" text:ref-name="__RefHeading___Toc1167_2717835438">2.5.1</text:bookmark-ref>) is $02, otherwise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2 bytes</text:p>
          </table:table-cell>
          <table:table-cell table:style-name="Table2.B1" office:value-type="string">
            <text:p text:style-name="P31">Start address (least significant byte first).</text:p>
          </table:table-cell>
        </table:table-row>
        <table:table-row>
          <table:table-cell table:style-name="Table2.A2" office:value-type="string">
            <text:p text:style-name="P31">2 bytes</text:p>
          </table:table-cell>
          <table:table-cell table:style-name="Table2.B2" office:value-type="string">
            <text:p text:style-name="P31">End address +1 (least significant byte first).</text:p>
          </table:table-cell>
        </table:table-row>
      </table:table>
      <text:p text:style-name="P19"/>
      <text:h text:style-name="Heading_20_3" text:outline-level="3"><text:bookmark-start text:name="__RefHeading___Toc515_2717835438"/>File name<text:bookmark-end text:name="__RefHeading___Toc515_2717835438"/></text:h>
      <text:p text:style-name="P20">None, if file type (see <text:bookmark-ref text:reference-format="chapter" text:ref-name="__RefHeading___Toc1167_2717835438">2.5.1</text:bookmark-ref>) is $02, otherwise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">16 bytes</text:p>
          </table:table-cell>
          <table:table-cell table:style-name="Table3.B1" office:value-type="string">
            <text:p text:style-name="P32">File name (PETSCII, padded with blanks / <text:span text:style-name="T28">$20</text:span>).</text:p>
          </table:table-cell>
        </table:table-row>
      </table:table>
      <text:p text:style-name="Text_20_body"/>
      <text:h text:style-name="P49" text:outline-level="3"><text:bookmark-start text:name="__RefHeading___Toc517_2717835438"/>Additional bytes<text:bookmark-end text:name="__RefHeading___Toc517_2717835438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3">171 bytes</text:p>
          </table:table-cell>
          <table:table-cell table:style-name="Table4.B1" office:value-type="string">
            <text:p text:style-name="P34">By default a Kernal fills these with blanks <text:span text:style-name="T29">($20)</text:span> during SAVE. <text:span text:style-name="T14">Also see </text:span><text:span text:style-name="T14"><text:bookmark-ref text:reference-format="chapter" text:ref-name="__RefHeading___Toc386_2717835438">2.5</text:bookmark-ref></text:span><text:span text:style-name="T14">.</text:span></text:p>
          </table:table-cell>
        </table:table-row>
      </table:table>
      <text:p text:style-name="P21"/>
      <text:h text:style-name="Heading_20_2" text:outline-level="2"><text:bookmark-start text:name="__RefHeading___Toc384_2717835438"/>Content payload<text:bookmark-end text:name="__RefHeading___Toc384_2717835438"/></text:h>
      <text:p text:style-name="P10">See <text:bookmark-ref text:reference-format="chapter" text:ref-name="__RefHeading___Toc291_2717835438">2.3.1</text:bookmark-ref><text:s/><text:span text:style-name="T8">for its use.</text:span></text:p>
      <text:h text:style-name="Heading_20_2" text:outline-level="2"><text:bookmark-start text:name="__RefHeading___Toc1635_1408078824"/>Byte<text:bookmark-end text:name="__RefHeading___Toc1635_1408078824"/></text:h>
      <text:h text:style-name="P50" text:outline-level="3"><text:bookmark-start text:name="__RefHeading___Toc1285_1408078824"/>Marker<text:bookmark-end text:name="__RefHeading___Toc1285_1408078824"/></text:h>
      <text:p text:style-name="P22">T<text:span text:style-name="T16">h</text:span>e new-data marker represented by one long, followed by one medium pulse.</text:p>
      <text:h text:style-name="P50" text:outline-level="3"><text:bookmark-start text:name="__RefHeading___Toc1323_1408078824"/>Payload bits<text:bookmark-end text:name="__RefHeading___Toc1323_1408078824"/></text:h>
      <text:p text:style-name="P23">The eight payload bits of the byte, least significant bit first (0 to 7).</text:p>
      <text:h text:style-name="P51" text:outline-level="3"><text:bookmark-start text:name="__RefHeading___Toc1637_1408078824"/>Parity bit<text:bookmark-end text:name="__RefHeading___Toc1637_1408078824"/></text:h>
      <text:p text:style-name="P13">1 <text:span text:style-name="T20">bit</text:span>, <text:span text:style-name="T9">holding</text:span> XOR of <text:span text:style-name="T17">1 and </text:span>all payload <text:span text:style-name="T18">bits</text:span> <text:span text:style-name="T17">(1 XOR bit0 XOR bit1 XOR bit2 ...).</text:span></text:p>
      <text:p text:style-name="P13"/>
      <text:p text:style-name="P13"/>
      <text:p text:style-name="P13"/>
      <text:h text:style-name="Heading_20_2" text:outline-level="2"><text:bookmark-start text:name="__RefHeading___Toc1639_1408078824"/><text:soft-page-break/>Symbols<text:bookmark-end text:name="__RefHeading___Toc1639_1408078824"/></text:h>
      <text:p text:style-name="P24">Symbols always use two different pulses <text:span text:style-name="T22">(see </text:span><text:span text:style-name="T22"><text:bookmark-ref text:reference-format="chapter" text:ref-name="__RefHeading___Toc1369_1408078824">2.9</text:bookmark-ref></text:span><text:span text:style-name="T22">)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5">Short, followed by medium pulse</text:p>
          </table:table-cell>
          <table:table-cell table:style-name="Table5.B1" office:value-type="string">
            <text:p text:style-name="P35">0 bit <text:span text:style-name="T21">(see </text:span><text:span text:style-name="T21"><text:bookmark-ref text:reference-format="chapter" text:ref-name="__RefHeading___Toc1323_1408078824">2.7.2</text:bookmark-ref></text:span><text:span text:style-name="T21"><text:s/>for its use).</text:span></text:p>
          </table:table-cell>
        </table:table-row>
        <table:table-row>
          <table:table-cell table:style-name="Table5.A2" office:value-type="string">
            <text:p text:style-name="P35">Medium, followed by short pulse</text:p>
          </table:table-cell>
          <table:table-cell table:style-name="Table5.B2" office:value-type="string">
            <text:p text:style-name="P36">1 bit <text:span text:style-name="T21">(see </text:span><text:span text:style-name="T21"><text:bookmark-ref text:reference-format="chapter" text:ref-name="__RefHeading___Toc1323_1408078824">2.7.2</text:bookmark-ref></text:span><text:span text:style-name="T21"><text:s/>for its use).</text:span></text:p>
          </table:table-cell>
        </table:table-row>
        <table:table-row>
          <table:table-cell table:style-name="Table5.A2" office:value-type="string">
            <text:p text:style-name="P35">Long, followed by medium pulse</text:p>
          </table:table-cell>
          <table:table-cell table:style-name="Table5.B2" office:value-type="string">
            <text:p text:style-name="P35">New-data marker (see <text:bookmark-ref text:reference-format="chapter" text:ref-name="__RefHeading___Toc1285_1408078824">2.7.1</text:bookmark-ref><text:s/>for its use).</text:p>
          </table:table-cell>
        </table:table-row>
        <table:table-row>
          <table:table-cell table:style-name="Table5.A2" office:value-type="string">
            <text:p text:style-name="P37">Long, followed by short pulse</text:p>
          </table:table-cell>
          <table:table-cell table:style-name="Table5.B2" office:value-type="string">
            <text:p text:style-name="P37">(Optional) end-of-data marker (see <text:bookmark-ref text:reference-format="chapter" text:ref-name="__RefHeading___Toc1165_2717835438">2.3.3</text:bookmark-ref><text:s/>for its use).</text:p>
          </table:table-cell>
        </table:table-row>
      </table:table>
      <text:p text:style-name="P24"/>
      <text:h text:style-name="Heading_20_2" text:outline-level="2"><text:bookmark-start text:name="__RefHeading___Toc1369_1408078824"/>Pulses<text:bookmark-end text:name="__RefHeading___Toc1369_1408078824"/></text:h>
      <text:p text:style-name="P28"><text:span text:style-name="T24">A </text:span>“<text:span text:style-name="T24">p</text:span>ulse” <text:span text:style-name="T24">is defined here as a single period of a square wave with </text:span>a 50% duty cycle. <text:span text:style-name="T27">For the LOAD, this period has a transition from low to high in the middle. For the SAVE, the transition in the middle goes from high to low.</text:span></text:p>
      <text:p text:style-name="P29">During LOAD, the pulse length detection triggers on descending (negative) edges.</text:p>
      <text:p text:style-name="P27">During LOAD, “pulse length” is the time distance between two consecutive high-low transitions on the READ line of the tape port.</text:p>
      <text:p text:style-name="P26">During <text:span text:style-name="T23">SAVE, “pulse length” means the time distance between two consecutive low-high transitions on the WRITE line of the tape port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9">Pulse type</text:p>
          </table:table-cell>
          <table:table-cell table:style-name="Table6.B1" office:value-type="string">
            <text:p text:style-name="P39"><text:span text:style-name="T26">Square wave f</text:span>requency</text:p>
          </table:table-cell>
        </table:table-row>
        <table:table-row>
          <table:table-cell table:style-name="Table6.A2" office:value-type="string">
            <text:p text:style-name="P38">Long</text:p>
          </table:table-cell>
          <table:table-cell table:style-name="Table6.B2" office:value-type="string">
            <text:p text:style-name="P38">1488 Hz</text:p>
          </table:table-cell>
        </table:table-row>
        <table:table-row>
          <table:table-cell table:style-name="Table6.A2" office:value-type="string">
            <text:p text:style-name="P38">Medium</text:p>
          </table:table-cell>
          <table:table-cell table:style-name="Table6.B2" office:value-type="string">
            <text:p text:style-name="P38">1953 Hz</text:p>
          </table:table-cell>
        </table:table-row>
        <table:table-row>
          <table:table-cell table:style-name="Table6.A2" office:value-type="string">
            <text:p text:style-name="P38">Short</text:p>
          </table:table-cell>
          <table:table-cell table:style-name="Table6.B2" office:value-type="string">
            <text:p text:style-name="P38">2840 Hz</text:p>
          </table:table-cell>
        </table:table-row>
      </table:table>
      <text:p text:style-name="P26"/>
      <text:h text:style-name="Heading_20_1" text:outline-level="1"><text:bookmark-start text:name="__RefHeading___Toc547_2717835438"/>Sources<text:bookmark-end text:name="__RefHeading___Toc547_2717835438"/></text:h>
      <text:p text:style-name="P11"><text:a xlink:type="simple" xlink:href="http://c64tapes.org/dokuwiki/doku.php?id=loaders:rom_loader" text:style-name="Internet_20_link" text:visited-style-name="Visited_20_Internet_20_Link">http://c64tapes.org/dokuwiki/doku.php?id=loaders:rom_loader</text:a></text:p>
      <text:p text:style-name="P17"><text:a xlink:type="simple" xlink:href="https://github.com/ikorb/tapecart/blob/master/src-firmware/main.c" text:style-name="Internet_20_link" text:visited-style-name="Visited_20_Internet_20_Link">https://github.com/ikorb/tapecart/blob/master/src-firmware/main.c</text:a></text:p>
      <text:p text:style-name="P25"><text:a xlink:type="simple" xlink:href="http://c64tapes.org/dokuwiki/doku.php?id=analyzing_loaders" text:style-name="Internet_20_link" text:visited-style-name="Visited_20_Internet_20_Link">http://c64tapes.org/dokuwiki/doku.php?id=analyzing_loader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864ded" officeooo:paragraph-rsid="00864ded"/>
    </style:style>
    <style:style style:name="MP2" style:family="paragraph" style:parent-style-name="Footer">
      <style:paragraph-properties fo:text-align="center" style:justify-single-word="false"/>
      <style:text-properties officeooo:rsid="00864ded" officeooo:paragraph-rsid="00864de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Ordered tape to CBM content <text:s text:c="74"/>Marcel Timm, RhinoDevel</text:p>
      </style:header>
      <style:footer>
        <text:p text:style-name="MP2">Page <text:page-number text:select-page="current">7</text:page-number><text:s/>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0:32:40.197919947</meta:creation-date>
    <dc:date>2018-01-24T10:18:34.505078192</dc:date>
    <meta:editing-duration>PT3H14M26S</meta:editing-duration>
    <meta:editing-cycles>100</meta:editing-cycles>
    <meta:generator>LibreOffice/6.0.7.3.0$Linux_X86_64 LibreOffice_project/00m0$Build-3</meta:generator>
    <meta:keyword>commodore cbm pet datassette datasette</meta:keyword>
    <dc:subject>Commodore data transfer from datassette to Commodore computer.</dc:subject>
    <dc:title>Ordered tape to CBM content</dc:title>
    <meta:document-statistic meta:table-count="6" meta:image-count="0" meta:object-count="0" meta:page-count="7" meta:paragraph-count="151" meta:word-count="819" meta:character-count="4834" meta:non-whitespace-character-count="4128"/>
  </office:meta>
</office:document-meta>
</file>